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0ebd4" officeooo:paragraph-rsid="0010ebd4"/>
    </style:style>
    <style:style style:name="P2" style:family="paragraph" style:parent-style-name="Text_20_body">
      <style:text-properties officeooo:rsid="0010ebd4" officeooo:paragraph-rsid="001475a2"/>
    </style:style>
    <style:style style:name="P3" style:family="paragraph" style:parent-style-name="Text_20_body">
      <style:text-properties officeooo:rsid="0012d8e3" officeooo:paragraph-rsid="0012d8e3"/>
    </style:style>
    <style:style style:name="P4" style:family="paragraph" style:parent-style-name="Text_20_body">
      <style:text-properties officeooo:rsid="0012d8e3" officeooo:paragraph-rsid="00175dde"/>
    </style:style>
    <style:style style:name="P5" style:family="paragraph" style:parent-style-name="Text_20_body">
      <style:text-properties officeooo:rsid="001475a2" officeooo:paragraph-rsid="001475a2"/>
    </style:style>
    <style:style style:name="P6" style:family="paragraph" style:parent-style-name="Text_20_body">
      <style:text-properties officeooo:rsid="0018def5" officeooo:paragraph-rsid="0018def5"/>
    </style:style>
    <style:style style:name="P7" style:family="paragraph" style:parent-style-name="Text_20_body">
      <style:text-properties officeooo:rsid="0018def5" officeooo:paragraph-rsid="00210619"/>
    </style:style>
    <style:style style:name="P8" style:family="paragraph" style:parent-style-name="Text_20_body">
      <style:text-properties officeooo:rsid="0019a9ee" officeooo:paragraph-rsid="0019a9ee"/>
    </style:style>
    <style:style style:name="P9" style:family="paragraph" style:parent-style-name="Text_20_body">
      <style:text-properties officeooo:rsid="001b38d0" officeooo:paragraph-rsid="001b38d0"/>
    </style:style>
    <style:style style:name="P10" style:family="paragraph" style:parent-style-name="Text_20_body">
      <style:text-properties officeooo:rsid="001baaf4" officeooo:paragraph-rsid="001baaf4"/>
    </style:style>
    <style:style style:name="P11" style:family="paragraph" style:parent-style-name="Text_20_body">
      <style:text-properties officeooo:rsid="001d779c" officeooo:paragraph-rsid="001d779c"/>
    </style:style>
    <style:style style:name="P12" style:family="paragraph" style:parent-style-name="Text_20_body">
      <style:text-properties officeooo:rsid="00210619" officeooo:paragraph-rsid="00210619"/>
    </style:style>
    <style:style style:name="P13" style:family="paragraph" style:parent-style-name="Text_20_body">
      <style:text-properties officeooo:rsid="0026c358" officeooo:paragraph-rsid="0026c358"/>
    </style:style>
    <style:style style:name="P14" style:family="paragraph" style:parent-style-name="Text_20_body">
      <style:text-properties officeooo:rsid="002f173e" officeooo:paragraph-rsid="002f173e"/>
    </style:style>
    <style:style style:name="P15" style:family="paragraph" style:parent-style-name="Text_20_body">
      <style:text-properties officeooo:rsid="0031f044" officeooo:paragraph-rsid="0031f044"/>
    </style:style>
    <style:style style:name="P16" style:family="paragraph" style:parent-style-name="Standard">
      <style:text-properties officeooo:rsid="001475a2" officeooo:paragraph-rsid="001475a2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officeooo:rsid="0010ebd4" officeooo:paragraph-rsid="0010ebd4"/>
    </style:style>
    <style:style style:name="P22" style:family="paragraph" style:parent-style-name="Heading_20_1">
      <style:paragraph-properties fo:text-align="center" style:justify-single-word="false"/>
      <style:text-properties officeooo:rsid="00343ee8" officeooo:paragraph-rsid="00343ee8"/>
    </style:style>
    <style:style style:name="P23" style:family="paragraph" style:parent-style-name="Text_20_body" style:list-style-name="L1">
      <style:text-properties officeooo:rsid="00175dde" officeooo:paragraph-rsid="00175dde"/>
    </style:style>
    <style:style style:name="P24" style:family="paragraph" style:parent-style-name="Text_20_body" style:list-style-name="L2">
      <style:text-properties officeooo:rsid="00140f93" officeooo:paragraph-rsid="0010ebd4"/>
    </style:style>
    <style:style style:name="P25" style:family="paragraph" style:parent-style-name="Text_20_body" style:list-style-name="L3">
      <style:text-properties officeooo:rsid="0010ebd4" officeooo:paragraph-rsid="001475a2"/>
    </style:style>
    <style:style style:name="P26" style:family="paragraph" style:parent-style-name="Text_20_body">
      <style:text-properties officeooo:rsid="002f173e" officeooo:paragraph-rsid="002f173e"/>
    </style:style>
    <style:style style:name="P27" style:family="paragraph" style:parent-style-name="Text_20_body" style:list-style-name="L4">
      <style:text-properties officeooo:rsid="001baaf4" officeooo:paragraph-rsid="001baaf4"/>
    </style:style>
    <style:style style:name="P28" style:family="paragraph" style:parent-style-name="Text_20_body">
      <style:text-properties officeooo:rsid="0018def5" officeooo:paragraph-rsid="002f173e"/>
    </style:style>
    <style:style style:name="P29" style:family="paragraph" style:parent-style-name="Text_20_body">
      <style:text-properties officeooo:rsid="003544df" officeooo:paragraph-rsid="003544df"/>
    </style:style>
    <style:style style:name="P30" style:family="paragraph" style:parent-style-name="Text_20_body" style:list-style-name="L5">
      <style:text-properties officeooo:rsid="0035ae07" officeooo:paragraph-rsid="0035ae07"/>
    </style:style>
    <style:style style:name="P31" style:family="paragraph" style:parent-style-name="Text_20_body" style:list-style-name="L6">
      <style:text-properties officeooo:rsid="0035ae07" officeooo:paragraph-rsid="0035ae07"/>
    </style:style>
    <style:style style:name="P32" style:family="paragraph" style:parent-style-name="Text_20_body" style:list-style-name="L5">
      <style:text-properties officeooo:rsid="00364b01" officeooo:paragraph-rsid="00364b01"/>
    </style:style>
    <style:style style:name="P33" style:family="paragraph" style:parent-style-name="Text_20_body">
      <style:text-properties officeooo:rsid="00364b01" officeooo:paragraph-rsid="00364b01"/>
    </style:style>
    <style:style style:name="P34" style:family="paragraph" style:parent-style-name="Text_20_body" style:list-style-name="L7">
      <style:text-properties officeooo:rsid="00364b01" officeooo:paragraph-rsid="00364b01"/>
    </style:style>
    <style:style style:name="P35" style:family="paragraph" style:parent-style-name="Text_20_body" style:list-style-name="L7">
      <style:text-properties officeooo:paragraph-rsid="00364b01"/>
    </style:style>
    <style:style style:name="T1" style:family="text">
      <style:text-properties officeooo:rsid="0010ebd4"/>
    </style:style>
    <style:style style:name="T2" style:family="text">
      <style:text-properties officeooo:rsid="00140f93"/>
    </style:style>
    <style:style style:name="T3" style:family="text">
      <style:text-properties officeooo:rsid="00210619"/>
    </style:style>
    <style:style style:name="T4" style:family="text">
      <style:text-properties officeooo:rsid="0031f044"/>
    </style:style>
    <style:style style:name="T5" style:family="text">
      <style:text-properties officeooo:rsid="0033d662"/>
    </style:style>
    <style:style style:name="T6" style:family="text">
      <style:text-properties officeooo:rsid="00343ee8"/>
    </style:style>
    <style:style style:name="T7" style:family="text">
      <style:text-properties officeooo:rsid="00364b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bookmark-start text:name="__RefHeading__934_1266146281"/>Thème Elfes Arran bleus<text:bookmark-end text:name="__RefHeading__934_1266146281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934_1266146281" text:style-name="Internet_20_link" text:visited-style-name="Internet_20_link">Destin – Histoire Romaine</text:a><text:tab/>1</text:p>
          <text:p text:style-name="P18"><text:a xlink:type="simple" xlink:href="#__RefHeading___Toc1567_2107091675" text:style-name="Internet_20_link" text:visited-style-name="Internet_20_link">I Caractéristiques de l'aventure</text:a><text:tab/>1</text:p>
          <text:p text:style-name="P19"><text:a xlink:type="simple" xlink:href="#__RefHeading___Toc1569_2107091675" text:style-name="Internet_20_link" text:visited-style-name="Internet_20_link">A Description</text:a><text:tab/>1</text:p>
          <text:p text:style-name="P19"><text:a xlink:type="simple" xlink:href="#__RefHeading___Toc1571_2107091675" text:style-name="Internet_20_link" text:visited-style-name="Internet_20_link">B Caractéristiques de base</text:a><text:tab/>1</text:p>
          <text:p text:style-name="P18"><text:a xlink:type="simple" xlink:href="#__RefHeading__1461_769659882" text:style-name="Internet_20_link" text:visited-style-name="Internet_20_link">II Caractéristiques obligatoires de personnage</text:a><text:tab/>1</text:p>
          <text:p text:style-name="P18"><text:a xlink:type="simple" xlink:href="#__RefHeading___Toc2200_2107091675" text:style-name="Internet_20_link" text:visited-style-name="Internet_20_link">III Caractérisation des autres personnages</text:a><text:tab/>2</text:p>
          <text:p text:style-name="P19"><text:a xlink:type="simple" xlink:href="#__RefHeading___Toc2202_2107091675" text:style-name="Internet_20_link" text:visited-style-name="Internet_20_link">A Liste de noms</text:a><text:tab/>2</text:p>
          <text:p text:style-name="P19"><text:a xlink:type="simple" xlink:href="#__RefHeading___Toc2204_2107091675" text:style-name="Internet_20_link" text:visited-style-name="Internet_20_link">B Liste de prénoms</text:a><text:tab/>2</text:p>
          <text:p text:style-name="P18"><text:a xlink:type="simple" xlink:href="#__RefHeading___Toc1573_2107091675" text:style-name="Internet_20_link" text:visited-style-name="Internet_20_link">IV Événements cruciaux</text:a><text:tab/>4</text:p>
          <text:p text:style-name="P19"><text:a xlink:type="simple" xlink:href="#__RefHeading___Toc2206_2107091675" text:style-name="Internet_20_link" text:visited-style-name="Internet_20_link">A Divinité tutélaire</text:a><text:tab/>5</text:p>
          <text:p text:style-name="P18"><text:a xlink:type="simple" xlink:href="#__RefHeading___Toc2208_2107091675" text:style-name="Internet_20_link" text:visited-style-name="Internet_20_link">V Autres événements à ajouter</text:a><text:tab/>6</text:p>
          <text:p text:style-name="P19"><text:a xlink:type="simple" xlink:href="#__RefHeading___Toc2210_2107091675" text:style-name="Internet_20_link" text:visited-style-name="Internet_20_link">A Dynastiques</text:a><text:tab/>6</text:p>
          <text:p text:style-name="P19"><text:a xlink:type="simple" xlink:href="#__RefHeading___Toc2212_2107091675" text:style-name="Internet_20_link" text:visited-style-name="Internet_20_link">B Complots</text:a><text:tab/>6</text:p>
          <text:p text:style-name="P20"><text:a xlink:type="simple" xlink:href="#__RefHeading___Toc2214_2107091675" text:style-name="Internet_20_link" text:visited-style-name="Internet_20_link">1 Caractéristiques associées</text:a><text:tab/>7</text:p>
          <text:p text:style-name="P20"><text:a xlink:type="simple" xlink:href="#__RefHeading___Toc2216_2107091675" text:style-name="Internet_20_link" text:visited-style-name="Internet_20_link">2 Événements associés</text:a><text:tab/>7</text:p>
        </text:index-body>
      </text:table-of-content>
      <text:h text:style-name="Heading_20_2" text:outline-level="2" text:is-list-header="true">Données d'univers</text:h>
      <text:h text:style-name="Heading_20_3" text:outline-level="3"><text:bookmark-start text:name="__RefHeading___Toc2202_2107091675"/>Liste de noms<text:bookmark-end text:name="__RefHeading___Toc2202_2107091675"/></text:h>
      <text:p text:style-name="P14"/>
      <text:h text:style-name="Heading_20_3" text:outline-level="3"><text:bookmark-start text:name="__RefHeading___Toc2204_2107091675"/>Liste de prénoms<text:bookmark-end text:name="__RefHeading___Toc2204_2107091675"/></text:h>
      <text:p text:style-name="P14">Masculins :</text:p>
      <text:list xml:id="list5753664406010064652" text:style-name="L6">
        <text:list-item>
          <text:p text:style-name="P31">Aamnon</text:p>
        </text:list-item>
        <text:list-item>
          <text:p text:style-name="P31">Athé'non</text:p>
        </text:list-item>
      </text:list>
      <text:p text:style-name="P14">Féminins :</text:p>
      <text:list xml:id="list2658768355463634157" text:style-name="L5">
        <text:list-item>
          <text:p text:style-name="P30">Lanawyn</text:p>
        </text:list-item>
        <text:list-item>
          <text:p text:style-name="P30">Valamen</text:p>
        </text:list-item>
        <text:list-item>
          <text:p text:style-name="P30"/>
        </text:list-item>
        <text:list-item>
          <text:p text:style-name="P32"/>
        </text:list-item>
      </text:list>
      <text:p text:style-name="P33">Inconnus :</text:p>
      <text:list xml:id="list5390558892717667823" text:style-name="L7">
        <text:list-item>
          <text:p text:style-name="P35"><text:span text:style-name="T7">Orwyn</text:span></text:p>
        </text:list-item>
        <text:list-item>
          <text:p text:style-name="P34">Donowyn</text:p>
        </text:list-item>
      </text:list>
      <text:p text:style-name="P28"><text:span text:style-name="Strong_20_Emphasis"/></text:p>
      <text:h text:style-name="Heading_20_2" text:outline-level="2"><text:bookmark-start text:name="__RefHeading___Toc2208_2107091675"/>événements <text:span text:style-name="T6">génériques</text:span><text:bookmark-end text:name="__RefHeading___Toc2208_2107091675"/></text:h>
      <text:p text:style-name="P29">À ajouter si le thème "Elfes Arran bleus" fait partie de l'aventure joué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4e1e01" draw:opacity="100%"/>
      <style:paragraph-properties style:page-number="auto" fo:background-color="#4e1e01" style:shadow="none">
        <style:tab-stops/>
      </style:paragraph-properties>
      <style:text-properties fo:font-variant="small-caps" fo:color="#e3c91c" style:font-name="Trajan Pro" fo:font-family="'Trajan Pro'" style:font-style-name="Normal" style:font-family-generic="roman" style:font-pitch="variable" fo:font-size="16pt" fo:font-style="normal" style:text-underline-style="none" fo:font-weight="normal" style:font-size-asian="14pt" style:font-style-asian="italic" style:font-weight-asian="bold" style:font-size-complex="14pt" style:font-style-complex="italic" style:font-weight-complex="bold" style:font-relief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center" style:justify-single-word="false" fo:background-color="transparent"/>
      <style:text-properties style:font-name="Trajan Pro1" fo:font-family="'Trajan Pro'" style:font-style-name="Gras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964506" draw:opacity="100%"/>
      <style:paragraph-properties fo:margin-left="0.76cm" fo:margin-right="0cm" fo:text-indent="-0.161cm" style:auto-text-indent="false" fo:background-color="#964506" style:shadow="none">
        <style:tab-stops/>
        <style:drop-cap/>
      </style:paragraph-properties>
      <style:text-properties fo:color="#e3a12e" style:font-name="Trajan Pro1" fo:font-family="'Trajan Pro'" style:font-style-name="Gras" style:font-family-generic="roman" style:font-pitch="variable" fo:font-size="13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text-indent="0.54cm" style:auto-text-indent="false">
        <style:tab-stops/>
      </style:paragraph-properties>
      <style:text-properties fo:color="#280099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ajan Pro1" fo:font-family="'Trajan Pro'" style:font-style-name="Gras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rait" style:family="paragraph" style:parent-style-name="Text_20_body">
      <style:text-properties fo:color="#6b0094" style:font-name="Eras Medium ITC" fo:font-family="'Eras Medium ITC'" style:font-style-name="Gras" style:font-family-generic="swiss" style:font-pitch="variable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161cm" fo:margin-right="0cm" fo:text-indent="0.3cm" style:auto-text-indent="false">
        <style:tab-stops/>
      </style:paragraph-properties>
      <style:text-properties fo:color="#004a4a" style:font-name="Batang" fo:font-family="Batang" style:font-style-name="Italique" style:font-family-generic="roman" style:font-pitch="variable" fo:font-size="80%" fo:font-style="italic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À_20_faire" style:display-name="À faire" style:family="text">
      <style:text-properties fo:color="#800000" style:font-name="Gill Sans MT" fo:font-family="'Gill Sans MT'" style:font-style-name="Italique" style:font-family-generic="swiss" style:font-pitch="variable" fo:font-size="13pt" fo:language="fr" fo:country="FR" fo:font-style="italic" fo:background-color="#ff9966"/>
    </style:style>
    <style:style style:name="Example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n_20_cours" style:display-name="En cours" style:family="text" style:parent-style-name="À_20_faire">
      <style:text-properties fo:color="#ffff00" style:font-name="Gill Sans MT" fo:font-family="'Gill Sans MT'" style:font-style-name="Italique" style:font-family-generic="swiss" style:font-pitch="variable" fo:font-size="13pt" fo:language="fr" fo:country="FR" fo:font-style="italic" fo:background-color="#000080" style:language-asian="zxx" style:country-asian="none" style:language-complex="zxx" style:country-complex="none"/>
    </style:style>
    <style:style style:name="Fini" style:family="text" style:parent-style-name="En_20_cours">
      <style:text-properties fo:color="#000080" style:font-name="Gill Sans MT" fo:font-family="'Gill Sans MT'" style:font-style-name="Italique" style:font-family-generic="swiss" style:font-pitch="variable" fo:font-size="13pt" fo:language="fr" fo:country="FR" fo:font-style="italic" fo:background-color="transparent" style:language-asian="zxx" style:country-asian="none" style:language-complex="zxx" style:country-complex="none"/>
    </style:style>
    <style:style style:name="Numbering_20_Symbols" style:display-name="Numbering Symbols" style:family="text"/>
    <style:style style:name="Standard_20_renaissance" style:display-name="Standard renaissance" style:family="text"/>
    <style:style style:name="Class_20_haxe" style:display-name="Class haxe" style:family="text">
      <style:text-properties style:font-name="Trebuchet MS" fo:font-family="'Trebuchet MS'" style:font-style-name="Gras" style:font-family-generic="swiss" style:font-pitch="variable" fo:language="fr" fo:country="FR" fo:font-weight="bold" fo:background-color="#e6e6ff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0H40M11S</meta:editing-duration>
    <meta:editing-cycles>408</meta:editing-cycles>
    <meta:generator>LibreOffice/5.0.4.2$Windows_x86 LibreOffice_project/2b9802c1994aa0b7dc6079e128979269cf95bc78</meta:generator>
    <dc:date>2017-12-20T23:02:14.915000000</dc:date>
    <meta:document-statistic meta:table-count="0" meta:image-count="0" meta:object-count="0" meta:page-count="1" meta:paragraph-count="33" meta:word-count="120" meta:character-count="655" meta:non-whitespace-character-count="576"/>
    <meta:user-defined meta:name="Info 1"/>
    <meta:user-defined meta:name="Info 2"/>
    <meta:user-defined meta:name="Info 3"/>
    <meta:user-defined meta:name="Info 4"/>
  </office:meta>
</office:document-meta>
</file>